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5E0000005E48284F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001cm"/>
    </style:style>
    <style:style style:name="pr2" style:family="presentation" style:parent-style-name="Predeterminado-subtitle">
      <style:graphic-properties draw:fill-color="#ffffff" fo:min-height="17.001cm"/>
    </style:style>
    <style:style style:name="pr3" style:family="presentation" style:parent-style-name="Predeterminado-notes">
      <style:graphic-properties draw:fill-color="#ffffff" draw:auto-grow-height="true" fo:min-height="10.629cm"/>
    </style:style>
    <style:style style:name="pr4" style:family="presentation" style:parent-style-name="Predeterminado-title">
      <style:graphic-properties fo:min-height="2.001cm"/>
    </style:style>
    <style:style style:name="pr5" style:family="presentation" style:parent-style-name="Predeterminado-subtitle">
      <style:graphic-properties draw:fill-color="#ffffff" draw:auto-grow-height="true" fo:min-height="17.001cm"/>
    </style:style>
    <style:style style:name="pr6" style:family="presentation" style:parent-style-name="Predeterminado-notes">
      <style:graphic-properties draw:fill-color="#ffffff" fo:min-height="10.629cm"/>
    </style:style>
    <style:style style:name="pr7" style:family="presentation" style:parent-style-name="Predeterminado-subtitle" style:list-style-name="L4">
      <style:graphic-properties draw:fill-color="#ffffff" fo:min-height="17.001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fo:font-family="'Courier 10 Pitch'" style:font-pitch="fixed"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5" style:family="paragraph">
      <style:paragraph-properties fo:text-align="start"/>
      <style:text-properties fo:font-family="'Courier 10 Pitch'" style:font-pitch="fixed" fo:font-size="28pt" style:font-size-asian="28pt" style:font-size-complex="28pt"/>
    </style:style>
    <style:style style:name="P6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7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8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paragraph-properties fo:text-align="start"/>
      <style:text-properties fo:font-family="'Courier 10 Pitch'" style:font-pitch="fixed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text-align="center"/>
    </style:style>
    <style:style style:name="T1" style:family="text">
      <style:text-properties fo:font-family="'Courier 10 Pitch'" style:font-pitch="fixed" fo:font-size="32pt" style:font-size-asian="32pt" style:font-size-complex="32pt"/>
    </style:style>
    <style:style style:name="T2" style:family="text">
      <style:text-properties fo:font-family="'Courier 10 Pitch'" style:font-pitch="fixed" fo:font-size="20pt" style:font-size-asian="20pt" style:font-size-complex="20pt"/>
    </style:style>
    <style:style style:name="T3" style:family="text">
      <style:text-properties fo:color="#008000" fo:font-family="'Courier 10 Pitch'" style:font-pitch="fixed" fo:font-size="20pt" style:font-size-asian="20pt" style:font-size-complex="20pt"/>
    </style:style>
    <style:style style:name="T4" style:family="text">
      <style:text-properties fo:font-family="'Courier 10 Pitch'" style:font-pitch="fixed" fo:font-size="28pt" style:font-size-asian="28pt" style:font-size-complex="28pt"/>
    </style:style>
    <style:style style:name="T5" style:family="text">
      <style:text-properties fo:color="#008000" fo:font-family="'Courier 10 Pitch'" style:font-pitch="fixed" fo:font-size="28pt" style:font-size-asian="28pt" style:font-size-complex="28pt"/>
    </style:style>
    <style:style style:name="T6" style:family="text">
      <style:text-properties fo:font-family="'Courier 10 Pitch'" style:font-pitch="fixed" fo:font-size="22pt" style:font-size-asian="22pt" style:font-size-complex="22pt"/>
    </style:style>
    <style:style style:name="T7" style:family="text">
      <style:text-properties fo:color="#008000" fo:font-family="'Courier 10 Pitch'" style:font-pitch="fixed" fo:font-size="22pt" style:font-size-asian="22pt" style:font-size-complex="22pt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color="#008000" fo:font-family="'Courier 10 Pitch'" style:font-pitch="fixed" fo:font-size="24pt" style:font-size-asian="24pt" style:font-size-complex="24pt"/>
    </style:style>
    <style:style style:name="T10" style:family="text">
      <style:text-properties fo:font-family="'Courier 10 Pitch'" style:font-pitch="fixed" fo:font-size="26pt" style:font-size-asian="26pt" style:font-size-complex="26pt"/>
    </style:style>
    <style:style style:name="T11" style:family="text">
      <style:text-properties fo:color="#0066cc" fo:font-family="'Courier 10 Pitch'" style:font-pitch="fixed" fo:font-size="26pt" style:font-size-asian="26pt" style:font-size-complex="26pt"/>
    </style:style>
    <style:style style:name="T12" style:family="text">
      <style:text-properties style:use-window-font-color="true" fo:font-family="'Courier 10 Pitch'" style:font-pitch="fixed" fo:font-size="26pt" style:font-size-asian="26pt" style:font-size-complex="26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8000" fo:font-size="26pt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family="'Courier 10 Pitch'" style:font-pitch="fixed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family="'Courier 10 Pitch'" style:font-pitch="fixed" fo:font-size="16pt" style:font-size-asian="16pt" style:font-size-complex="16pt"/>
    </style:style>
    <style:style style:name="T20" style:family="text">
      <style:text-properties fo:color="#008000"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5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5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01cm" presentation:class="title" presentation:user-transformed="true">
          <draw:text-box>
            <text:p>Baterías incluidas en Python</text:p>
          </draw:text-box>
        </draw:frame>
        <draw:frame presentation:style-name="pr2" draw:text-style-name="P2" draw:layer="layout" svg:width="23.5cm" svg:height="17.001cm" svg:x="3.5cm" svg:y="2.998cm" presentation:class="subtitle" presentation:user-transformed="true">
          <draw:text-box>
            <text:list text:style-name="L2">
              <text:list-item>
                <text:p text:style-name="P1"><text:span text:style-name="T1">Operaciones matemáticas</text:span></text:p>
              </text:list-item>
              <text:list-item>
                <text:p text:style-name="P1"><text:span text:style-name="T1">Trabajando con fecha y horas</text:span></text:p>
              </text:list-item>
              <text:list-item>
                <text:p text:style-name="P1"><text:span text:style-name="T1">Loggeando información</text:span></text:p>
              </text:list-item>
              <text:list-item>
                <text:p text:style-name="P1"><text:span text:style-name="T1">Usando archivos comprimidos</text:span></text:p>
              </text:list-item>
              <text:list-item>
                <text:p text:style-name="P1"><text:span text:style-name="T1">Usando base de datos</text:span></text:p>
              </text:list-item>
              <text:list-item>
                <text:p text:style-name="P1"><text:span text:style-name="T1">Testing</text:span></text:p>
              </text:list-item>
              <text:list-item>
                <text:p text:style-name="P1"><text:span text:style-name="T1">Mail y web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4cm" svg:height="2.001cm" svg:x="3cm" svg:y="0.501cm" presentation:class="title" presentation:user-transformed="true">
          <draw:text-box>
            <text:p>Operaciones matemáticas</text:p>
          </draw:text-box>
        </draw:frame>
        <draw:frame presentation:style-name="pr2" draw:text-style-name="P4" draw:layer="layout" svg:width="23.5cm" svg:height="17.001cm" svg:x="3.5cm" svg:y="3cm" presentation:class="subtitle" presentation:user-transformed="true">
          <draw:text-box>
            <text:list text:style-name="L2">
              <text:list-item>
                <text:p text:style-name="P3"><text:span text:style-name="T2">Funciones matemáticas</text:span></text:p>
              </text:list-item>
            </text:list>
            <text:p text:style-name="P3"><text:span text:style-name="T2">&gt;&gt;&gt; import </text:span><text:span text:style-name="T3">math</text:span></text:p>
            <text:p text:style-name="P3"><text:span text:style-name="T2">&gt;&gt;&gt; </text:span><text:span text:style-name="T3">math</text:span><text:span text:style-name="T2">.pow(2, 3)</text:span></text:p>
            <text:p text:style-name="P3"><text:span text:style-name="T2">8</text:span></text:p>
            <text:p text:style-name="P3"><text:span text:style-name="T2">&gt;&gt;&gt; </text:span><text:span text:style-name="T3">math</text:span><text:span text:style-name="T2">.log(8, 2)</text:span></text:p>
            <text:p text:style-name="P3"><text:span text:style-name="T2">3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Números complejos</text:span></text:p>
              </text:list-item>
            </text:list>
            <text:p text:style-name="P3"><text:span text:style-name="T2">&gt;&gt;&gt; 1 + 3j + 5 + 4j</text:span></text:p>
            <text:p text:style-name="P3"><text:span text:style-name="T2">(6 + 7j)</text:span></text:p>
            <text:p text:style-name="P3"><text:span text:style-name="T2">&gt;&gt;&gt; import cmath</text:span></text:p>
            <text:p text:style-name="P3"><text:span text:style-name="T2">&gt;&gt;&gt; cmath.sqrt(-1)</text:span></text:p>
            <text:p text:style-name="P3"><text:span text:style-name="T2">1j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Números con precisión fija</text:span></text:p>
              </text:list-item>
            </text:list>
            <text:p text:style-name="P3"><text:span text:style-name="T2">&gt;&gt;&gt; 1.1 + 2.2</text:span></text:p>
            <text:p text:style-name="P3"><text:span text:style-name="T2">3.3000000000000003</text:span></text:p>
            <text:p text:style-name="P3"><text:span text:style-name="T2">&gt;&gt;&gt; </text:span><text:span text:style-name="T3">Decimal</text:span><text:span text:style-name="T2">("1.1") + </text:span><text:span text:style-name="T3">Decimal</text:span><text:span text:style-name="T2">("2.2")</text:span></text:p>
            <text:p text:style-name="P3"><text:span text:style-name="T2">Decimal('3.3'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Trabajando con tiempos</text:p>
          </draw:text-box>
        </draw:frame>
        <draw:frame presentation:style-name="pr2" draw:text-style-name="P5" draw:layer="layout" svg:width="23.5cm" svg:height="17.001cm" svg:x="3.5cm" svg:y="3cm" presentation:class="subtitle" presentation:user-transformed="true">
          <draw:text-box>
            <text:p text:style-name="P3"><text:span text:style-name="T4">Todas las operaciones que tienen que ver con el tiempo están el el modulo </text:span><text:span text:style-name="T5">datetime</text:span><text:span text:style-name="T4">. Dentro del mismo hay 5 tipos:</text:span></text:p>
            <text:p text:style-name="P3"><text:span text:style-name="T4"/></text:p>
            <text:list text:style-name="L2">
              <text:list-item>
                <text:p text:style-name="P3"><text:span text:style-name="T4">Datetime: para tiempos que son de fechas y horas</text:span></text:p>
              </text:list-item>
              <text:list-item>
                <text:p text:style-name="P3"><text:span text:style-name="T4">Date: para tiempos que son solo fechas</text:span></text:p>
              </text:list-item>
              <text:list-item>
                <text:p text:style-name="P3"><text:span text:style-name="T4">Time: para tiempos que son solo horas.</text:span></text:p>
              </text:list-item>
              <text:list-item>
                <text:p text:style-name="P3"><text:span text:style-name="T4">TimeDelta: para diferencia de tiempos</text:span></text:p>
              </text:list-item>
              <text:list-item>
                <text:p text:style-name="P3"><text:span text:style-name="T4">TimeZone: para manejar las diferentes zonas horarias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Trabajando con tiempos</text:p>
          </draw:text-box>
        </draw:frame>
        <draw:frame presentation:style-name="pr2" draw:text-style-name="P6" draw:layer="layout" svg:width="23.5cm" svg:height="17.001cm" svg:x="3.5cm" svg:y="3cm" presentation:class="subtitle" presentation:user-transformed="true">
          <draw:text-box>
            <text:p text:style-name="P3"><text:span text:style-name="T6"/></text:p>
            <text:p text:style-name="P3"><text:span text:style-name="T6">&gt;&gt;&gt; from datetime import </text:span><text:span text:style-name="T7">datetime</text:span></text:p>
            <text:p text:style-name="P3"><text:span text:style-name="T6">&gt;&gt;&gt; otra_fecha = datetime(2010, 7, 2, 11, 0, 0)</text:span></text:p>
            <text:p text:style-name="P3"><text:span text:style-name="T6">&gt;&gt;&gt; print otra_fecha</text:span></text:p>
            <text:p text:style-name="P3"><text:span text:style-name="T6">2010-07-02 11:00:00</text:span></text:p>
            <text:p text:style-name="P3"><text:span text:style-name="T6"/></text:p>
            <text:p text:style-name="P3"><text:span text:style-name="T6">&gt;&gt;&gt; otra_fecha.strftime("%d/%m/%y %H:%M:%S")</text:span></text:p>
            <text:p text:style-name="P3"><text:span text:style-name="T6">'02/07/10 11:00:00'</text:span></text:p>
            <text:p text:style-name="P3"><text:span text:style-name="T6"/></text:p>
            <text:p text:style-name="P3"><text:span text:style-name="T6">&gt;&gt;&gt; datetime.strptime</text:span><text:span text:style-name="T7">(</text:span><text:span text:style-name="T6">"01/08/2011 23:11:14", </text:span></text:p>
            <text:p text:style-name="P3"><text:span text:style-name="T6"><text:s text:c="22"/></text:span><text:span text:style-name="T6">"%d/%m/%Y %H:%M:%S"</text:span><text:span text:style-name="T7">)</text:span></text:p>
            <text:p text:style-name="P3"><text:span text:style-name="T6">datetime.datetime(2011, 8, 1, 23, 11, 14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Trabajando con tiempos</text:p>
          </draw:text-box>
        </draw:frame>
        <draw:frame presentation:style-name="pr2" draw:text-style-name="P7" draw:layer="layout" svg:width="23.5cm" svg:height="17.001cm" svg:x="4cm" svg:y="3cm" presentation:class="subtitle" presentation:user-transformed="true">
          <draw:text-box>
            <text:p text:style-name="P3"><text:span text:style-name="T8"/></text:p>
            <text:p text:style-name="P3"><text:span text:style-name="T8">&gt;&gt;&gt; from datetime import timedelta, datetime</text:span></text:p>
            <text:p text:style-name="P3"><text:span text:style-name="T8">&gt;&gt;&gt; ahora = datetime(2010, 7, 1, 9, 43, 35) </text:span></text:p>
            <text:p text:style-name="P3"><text:span text:style-name="T8">&gt;&gt;&gt; otra_fecha = datetime(2010, 7, 2, 11, 0)</text:span></text:p>
            <text:p text:style-name="P3"><text:span text:style-name="T8">&gt;&gt;&gt; differencia = otra_fecha – ahora</text:span></text:p>
            <text:p text:style-name="P3"><text:span text:style-name="T8">&gt;&gt;&gt; print diferencia</text:span></text:p>
            <text:p text:style-name="P3"><text:span text:style-name="T8">1 day, 1:16:24.325469</text:span></text:p>
            <text:p text:style-name="P3"><text:span text:style-name="T8">&gt;&gt;&gt; difererncia.days</text:span></text:p>
            <text:p text:style-name="P3"><text:span text:style-name="T8">1</text:span></text:p>
            <text:p text:style-name="P3"><text:span text:style-name="T8">&gt;&gt;&gt; suma = ahora + differncia</text:span></text:p>
            <text:p text:style-name="P3"><text:span text:style-name="T8">&gt;&gt;&gt; print suma</text:span></text:p>
            <text:p text:style-name="P3"><text:span text:style-name="T8">2010-07-02 11:00:00</text:span></text:p>
            <text:p text:style-name="P3"><text:span text:style-name="T8">&gt;&gt;&gt; print ahora + timedelta(31, 4, 15)</text:span></text:p>
            <text:p text:style-name="P3"><text:span text:style-name="T8">datetime.datetime(2010, 8, 1, 9, 43, 39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Guardando información sobre errores</text:p>
          </draw:text-box>
        </draw:frame>
        <draw:frame presentation:style-name="pr2" draw:text-style-name="P7" draw:layer="layout" svg:width="23.5cm" svg:height="17.001cm" svg:x="3.5cm" svg:y="3cm" presentation:class="subtitle" presentation:user-transformed="true">
          <draw:text-box>
            <text:p text:style-name="P3"><text:span text:style-name="T8">No se debe usar el </text:span><text:span text:style-name="T9">print</text:span><text:span text:style-name="T8"> para saber datos del programa. Por ejemplo:</text:span></text:p>
            <text:p text:style-name="P3"><text:span text:style-name="T8">&gt;&gt;&gt; print “Paso por aca”</text:span></text:p>
            <text:p text:style-name="P3"><text:span text:style-name="T8"/></text:p>
            <text:p text:style-name="P3"><text:span text:style-name="T8">Para evitar eso, es que existe el modulo </text:span><text:span text:style-name="T9">logging</text:span><text:span text:style-name="T8">:</text:span></text:p>
            <text:list text:style-name="L3">
              <text:list-item>
                <text:p text:style-name="P3"><text:span text:style-name="T8"><text:s/></text:span><text:span text:style-name="T8">Permite cambiar la forma en la que se muestra el mensaje según su importancia.</text:span></text:p>
              </text:list-item>
              <text:list-item>
                <text:p text:style-name="P3"><text:span text:style-name="T8"><text:s/></text:span><text:span text:style-name="T8">También permite cambiar como se guarda el mensaje: mail, consola, archivos de texto, base de datos....</text:span></text:p>
              </text:list-item>
              <text:list-item>
                <text:p text:style-name="P3"><text:span text:style-name="T8"><text:s/></text:span><text:span text:style-name="T8">Generalmente se configura usando un archivo de texto, por lo que no es necesario cambiar el código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Guardando información sobre errores</text:p>
          </draw:text-box>
        </draw:frame>
        <draw:frame presentation:style-name="pr5" draw:text-style-name="P6" draw:layer="layout" svg:width="23.5cm" svg:height="17.001cm" svg:x="3.5cm" svg:y="3cm" presentation:class="subtitle">
          <draw:text-box>
            <text:p text:style-name="P3"><text:span text:style-name="T6">&gt;&gt;&gt; import </text:span><text:span text:style-name="T7">logging</text:span></text:p>
            <text:p text:style-name="P3"><text:span text:style-name="T6">&gt;&gt;&gt; logging.error(“Este es un mensaje de error”)</text:span></text:p>
            <text:p text:style-name="P3"><text:span text:style-name="T6">ERROR:root:Este es un mensaje de error</text:span></text:p>
            <text:p text:style-name="P3"><text:span text:style-name="T6"/></text:p>
            <text:p text:style-name="P3"><text:span text:style-name="T6">&gt;&gt;&gt; logging.debug(“Este es un mensaje de debug”)</text:span></text:p>
            <text:p text:style-name="P3"><text:span text:style-name="T6">&gt;&gt;&gt; logging.basicConfig(level = logging.DEBUG)</text:span></text:p>
            <text:p text:style-name="P3"><text:span text:style-name="T6"/></text:p>
            <text:p text:style-name="P3"><text:span text:style-name="T6">&gt;&gt;&gt; logging.debug(“Este es un mensaje de debug”)</text:span></text:p>
            <text:p text:style-name="P3"><text:span text:style-name="T6">DEBUG:root:Este es un mensaje de debug</text:span></text:p>
            <text:p text:style-name="P3"><text:span text:style-name="T6"/></text:p>
            <text:p text:style-name="P3"><text:span text:style-name="T6">El típico uso:</text:span></text:p>
            <text:p text:style-name="P3"><text:span text:style-name="T6">&gt;&gt;&gt; try:</text:span></text:p>
            <text:p text:style-name="P3"><text:span text:style-name="T6"><text:s text:c="8"/></text:span><text:span text:style-name="T6">// código que puede lanzar una excepcion</text:span></text:p>
            <text:p text:style-name="P3"><text:span text:style-name="T6"><text:tab/></text:span><text:span text:style-name="T6"> </text:span><text:span text:style-name="T6">except:</text:span></text:p>
            <text:p text:style-name="P3"><text:span text:style-name="T6"><text:s text:c="2"/></text:span><text:span text:style-name="T6"><text:tab/></text:span><text:span text:style-name="T6"> <text:s text:c="4"/></text:span><text:span text:style-name="T6">logger.exception(“Ocurrio un error”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Trabajando con el sistema operativo</text:p>
          </draw:text-box>
        </draw:frame>
        <draw:frame presentation:style-name="pr5" draw:text-style-name="P8" draw:layer="layout" svg:width="23.5cm" svg:height="17.001cm" svg:x="3.5cm" svg:y="3cm" presentation:class="subtitle">
          <draw:text-box>
            <text:p text:style-name="P3"><text:span text:style-name="T10">&gt;&gt;&gt; import os</text:span></text:p>
            <text:p text:style-name="P3"><text:span text:style-name="T10">&gt;&gt;&gt; os.mkdir(“charla”)</text:span></text:p>
            <text:p text:style-name="P3"><text:span text:style-name="T8">&gt;&gt;&gt; os.path.join("tomas", "charla", "agosto")</text:span></text:p>
            <text:p text:style-name="P3"><text:span text:style-name="T10">tomas/charla/agosto</text:span></text:p>
            <text:p text:style-name="P3"><text:span text:style-name="T11">(tomas\\charla\\agosto)</text:span></text:p>
            <text:p text:style-name="P3"><text:span text:style-name="T12"/></text:p>
            <text:p text:style-name="P3"><text:span text:style-name="T12">&gt;&gt;&gt; import sys</text:span></text:p>
            <text:p text:style-name="P3"><text:span text:style-name="T10">&gt;&gt;&gt; sys.platform</text:span></text:p>
            <text:p text:style-name="P3"><text:span text:style-name="T10">'linux2'</text:span></text:p>
            <text:p text:style-name="P3"><text:span text:style-name="T11">'win32'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4cm" svg:height="2.001cm" svg:x="3cm" svg:y="0.5cm" presentation:class="title">
          <draw:text-box>
            <text:p><text:span text:style-name="T13">Trabajando con archivos (Básico)</text:span></text:p>
          </draw:text-box>
        </draw:frame>
        <draw:frame presentation:style-name="pr2" draw:text-style-name="P9" draw:layer="layout" svg:width="23.5cm" svg:height="17.001cm" svg:x="3.5cm" svg:y="2.996cm" presentation:class="subtitle" presentation:user-transformed="true">
          <draw:text-box>
            <text:p text:style-name="P9"><text:span text:style-name="T14"/></text:p>
            <text:p text:style-name="P9"><text:span text:style-name="T14">&gt;&gt;&gt; f = open("archivo_a_leer.txt", "r")</text:span></text:p>
            <text:p text:style-name="P9"><text:span text:style-name="T14">&gt;&gt;&gt; f.readlines()</text:span></text:p>
            <text:p text:style-name="P9"><text:span text:style-name="T14">['Esta es la primera\n', 'Segunda\n', 'Ultima\n']</text:span></text:p>
            <text:p text:style-name="P9"><text:span text:style-name="T14"/></text:p>
            <text:p text:style-name="P10"><text:span text:style-name="T15"><text:s/></text:span><text:span text:style-name="T15">O</text:span></text:p>
            <text:p text:style-name="P9"><text:span text:style-name="T14"/></text:p>
            <text:p text:style-name="P9"><text:span text:style-name="T14">&gt;&gt;&gt; for linea in f:</text:span></text:p>
            <text:p text:style-name="P9"><text:span text:style-name="T14">... <text:s text:c="4"/>print linea_contenido</text:span></text:p>
            <text:p text:style-name="P9"><text:span text:style-name="T14">Esta es la primera</text:span></text:p>
            <text:p text:style-name="P9"><text:span text:style-name="T14"/></text:p>
            <text:p text:style-name="P9"><text:span text:style-name="T14">Segunda</text:span></text:p>
            <text:p text:style-name="P9"><text:span text:style-name="T14"/></text:p>
            <text:p text:style-name="P9"><text:span text:style-name="T14">Ultima</text:span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4cm" svg:height="2.001cm" svg:x="3cm" svg:y="0.5cm" presentation:class="title">
          <draw:text-box>
            <text:p><text:span text:style-name="T13">Trabajando con archivos (Básico)</text:span></text:p>
          </draw:text-box>
        </draw:frame>
        <draw:frame presentation:style-name="pr2" draw:text-style-name="P12" draw:layer="layout" svg:width="23.5cm" svg:height="17.001cm" svg:x="3.5cm" svg:y="3.001cm" presentation:class="subtitle" presentation:user-transformed="true">
          <draw:text-box>
            <text:p text:style-name="P11"><text:span text:style-name="T16"/></text:p>
            <text:p text:style-name="P11"><text:span text:style-name="T16">&gt;&gt;&gt; f = open("archivo_a_escribir.txt", "w")</text:span></text:p>
            <text:p text:style-name="P11"><text:span text:style-name="T16">&gt;&gt;&gt; f.write("Esta es la primer linea\n")</text:span></text:p>
            <text:p text:style-name="P11"><text:span text:style-name="T16">&gt;&gt;&gt; f.write("Esta es la segund linea")</text:span></text:p>
            <text:p text:style-name="P11"><text:span text:style-name="T16">&gt;&gt;&gt; f.close()</text:span></text:p>
            <text:p text:style-name="P11"><text:span text:style-name="T16"/>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4" draw:text-style-name="P13" draw:layer="layout" svg:width="24cm" svg:height="2.001cm" svg:x="3cm" svg:y="0.5cm" presentation:class="title" presentation:user-transformed="true">
          <draw:text-box>
            <text:p><text:span text:style-name="T13">Trabajando con archivos (StringIO)</text:span></text:p>
          </draw:text-box>
        </draw:frame>
        <draw:frame presentation:style-name="pr5" draw:text-style-name="P5" draw:layer="layout" svg:width="23.5cm" svg:height="17.001cm" svg:x="3.5cm" svg:y="3cm" presentation:class="subtitle">
          <draw:text-box>
            <text:p text:style-name="P3"><text:span text:style-name="T4">Implementa un archivo en memoria (nunca guarda la información en el disco duro)</text:span></text:p>
            <text:p text:style-name="P3"><text:span text:style-name="T4"/></text:p>
            <text:p text:style-name="P3"><text:span text:style-name="T4">&gt;&gt;&gt; from StringIO import </text:span><text:span text:style-name="T5">StringIO</text:span></text:p>
            <text:p text:style-name="P3"><text:span text:style-name="T4">&gt;&gt;&gt; io = StringIO()</text:span></text:p>
            <text:p text:style-name="P3"><text:span text:style-name="T4">&gt;&gt;&gt; io.write(“Esto es un texto”)</text:span></text:p>
            <text:p text:style-name="P3"><text:span text:style-name="T4">&gt;&gt;&gt; io.close()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<text:span text:style-name="T13">Trabajando con archivos (CSV)</text:span></text:p>
          </draw:text-box>
        </draw:frame>
        <draw:frame presentation:style-name="pr5" draw:text-style-name="P14" draw:layer="layout" svg:width="23.5cm" svg:height="17.001cm" svg:x="3.5cm" svg:y="3cm" presentation:class="subtitle">
          <draw:text-box>
            <text:p text:style-name="P3"><text:span text:style-name="T17">Son archivos cada linea contiene una lista separada por coma.</text:span></text:p>
            <text:p text:style-name="P3"><text:span text:style-name="T17"/></text:p>
            <text:p text:style-name="P3"><text:span text:style-name="T8">&gt;&gt;&gt; from csv import writer</text:span></text:p>
            <text:p text:style-name="P3"><text:span text:style-name="T8">&gt;&gt;&gt; f = open(“salida.csv”, “w”)</text:span></text:p>
            <text:p text:style-name="P3"><text:span text:style-name="T8">&gt;&gt;&gt; writer.write(f, [1, “Segundo Valor”, 3])</text:span></text:p>
            <text:p text:style-name="P3"><text:span text:style-name="T8">&gt;&gt;&gt; f.close(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4" draw:text-style-name="P15" draw:layer="layout" svg:width="24cm" svg:height="2.001cm" svg:x="3cm" svg:y="0.5cm" presentation:class="title" presentation:user-transformed="true">
          <draw:text-box>
            <text:p><text:span text:style-name="T18">Trabajando con archivos (Comprimidos)</text:span></text:p>
          </draw:text-box>
        </draw:frame>
        <draw:frame presentation:style-name="pr5" draw:text-style-name="P14" draw:layer="layout" svg:width="23.5cm" svg:height="17.001cm" svg:x="3.5cm" svg:y="3cm" presentation:class="subtitle">
          <draw:text-box>
            <text:p text:style-name="P3"><text:span text:style-name="T4">Existen diferentes módulos para diferentes formatos de archivos: gzip, bz2, ziplib.</text:span></text:p>
            <text:p text:style-name="P3"><text:span text:style-name="T4"/></text:p>
            <text:p text:style-name="P3"><text:span text:style-name="T8">&gt;&gt;&gt; from gzip import GzipFile</text:span></text:p>
            <text:p text:style-name="P3"><text:span text:style-name="T8">&gt;&gt;&gt; salida = GzipFile("ejemplo.gz", “w”)</text:span></text:p>
            <text:p text:style-name="P3"><text:span text:style-name="T8">&gt;&gt;&gt; salida.write("Esto se va a guardar comprimido")</text:span></text:p>
            <text:p text:style-name="P3"><text:span text:style-name="T8">&gt;&gt;&gt; salida.close()</text:span></text:p>
            <text:p text:style-name="P3"><text:span text:style-name="T4"/></text:p>
            <text:p text:style-name="P3"><text:span text:style-name="T17"/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Cosas relacionadas a internet</text:p>
          </draw:text-box>
        </draw:frame>
        <draw:frame presentation:style-name="pr2" draw:text-style-name="P14" draw:layer="layout" svg:width="24.5cm" svg:height="17.001cm" svg:x="3cm" svg:y="2.999cm" presentation:class="subtitle" presentation:user-transformed="true">
          <draw:text-box>
            <text:p text:style-name="P3"><text:span text:style-name="T17"/></text:p>
            <text:p text:style-name="P3"><text:span text:style-name="T8">&gt;&gt;&gt; from </text:span><text:span text:style-name="T9">urllib2</text:span><text:span text:style-name="T8"> import urlopen</text:span></text:p>
            <text:p text:style-name="P3"><text:span text:style-name="T8">&gt;&gt;&gt; urlopen(“</text:span><text:span text:style-name="T8"><text:a xlink:href="http://www.python.com.ar/">http://www.python.com.ar</text:a></text:span><text:span text:style-name="T8">”).read()</text:span></text:p>
            <text:p text:style-name="P3"><text:span text:style-name="T19">'&lt;!DOCTYPE HTML PUBLIC "-//W3C//DTD HTML 4.01//EN" "http://www.w3.org/TR/html4/strict.dtd"&gt;\n&lt;html&gt;\n&lt;head&gt;\n\n <text:s text:c="7"/>&lt;link rel="icon" href="/images/pyar.ico" type="image/ico"&gt;\n <text:s text:c="3"/>&lt;meta http-equiv="Content-Type" content="text/html;charset=utf-8"&gt;\n&lt;meta name="keywords" content="Python, PyAr, Python Argentina, user group, grupo de usuarios, community portal"&gt;.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Cosas relacionadas a internet (Mail)</text:p>
          </draw:text-box>
        </draw:frame>
        <draw:frame presentation:style-name="pr5" draw:text-style-name="P16" draw:layer="layout" svg:width="23.5cm" svg:height="17.001cm" svg:x="3.5cm" svg:y="3cm" presentation:class="subtitle">
          <draw:text-box>
            <text:p text:style-name="P16"><text:span text:style-name="T10">&gt;&gt;&gt; import smtplib</text:span></text:p>
            <text:p text:style-name="P16"><text:span text:style-name="T10">&gt;&gt;&gt; from email.mime.text import MIMEText</text:span></text:p>
            <text:p text:style-name="P16"><text:span text:style-name="T10">&gt;&gt;&gt; msg = MIMEText(“Aca va el contenido”)</text:span></text:p>
            <text:p text:style-name="P16"><text:span text:style-name="T10">&gt;&gt;&gt; msg['subject'] = “La tribu”</text:span></text:p>
            <text:p text:style-name="P16"><text:span text:style-name="T10">&gt;&gt;&gt; msg['from'] = </text:span><text:span text:style-name="T10"><text:a xlink:href="mailto:'latribu@python.com.ar">'latribu@python.com.ar</text:a></text:span><text:span text:style-name="T10">'</text:span></text:p>
            <text:p text:style-name="P16"><text:span text:style-name="T10">&gt;&gt;&gt; msg['to'] = a todos ustedes</text:span></text:p>
            <text:p text:style-name="P16"><text:span text:style-name="T10">&gt;&gt;&gt; s = smtplib.SMTP()</text:span></text:p>
            <text:p text:style-name="P16"><text:span text:style-name="T10">&gt;&gt;&gt; s.sendmail(</text:span><text:span text:style-name="T10"><text:a xlink:href="mailto:'latribu@python.com.ar">'latribu@python.com.ar</text:a></text:span><text:span text:style-name="T10">', <text:s text:c="17"/>[ustedes],msg.as_string())</text:span></text:p>
            <text:p text:style-name="P16"><text:span text:style-name="T10">&gt;&gt;&gt; s.quit()</text:span></text:p>
            <text:p text:style-name="P16"><text:span text:style-name="T4"/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4cm" svg:height="2.001cm" svg:x="3cm" svg:y="0.501cm" presentation:class="title" presentation:user-transformed="true">
          <draw:text-box>
            <text:p>Testing</text:p>
          </draw:text-box>
        </draw:frame>
        <draw:frame presentation:style-name="pr5" draw:text-style-name="P14" draw:layer="layout" svg:width="23.5cm" svg:height="17.001cm" svg:x="3.5cm" svg:y="3cm" presentation:class="subtitle">
          <draw:text-box>
            <text:p text:style-name="P3"><text:span text:style-name="T17"/></text:p>
            <text:p text:style-name="P3"><text:span text:style-name="T17">&gt;&gt;&gt; from </text:span><text:span text:style-name="T20">unittest</text:span><text:span text:style-name="T17"> import TestCase</text:span></text:p>
            <text:p text:style-name="P3"><text:span text:style-name="T8">&gt;&gt;&gt; </text:span><text:span text:style-name="T9">class</text:span><text:span text:style-name="T8"> PepeTest(</text:span><text:span text:style-name="T9">TestCase</text:span><text:span text:style-name="T8">):</text:span></text:p>
            <text:p text:style-name="P3"><text:span text:style-name="T8">... <text:s text:c="3"/>def test_ejempl(self):</text:span></text:p>
            <text:p text:style-name="P3"><text:span text:style-name="T8">... <text:s text:c="7"/>self.assertEquals(123, 123)</text:span></text:p>
            <text:p text:style-name="P3"><text:span text:style-name="T8">... <text:s text:c="7"/>self.assertTrue('a' in ['a', 'b'])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Otros módulos</text:p>
          </draw:text-box>
        </draw:frame>
        <draw:frame presentation:style-name="pr2" draw:text-style-name="P7" draw:layer="layout" svg:width="23.5cm" svg:height="17.001cm" svg:x="3.5cm" svg:y="2.988cm" presentation:class="subtitle" presentation:user-transformed="true">
          <draw:text-box>
            <text:list text:style-name="L4">
              <text:list-item>
                <text:p text:style-name="P3"><text:span text:style-name="T8"><text:s/></text:span><text:span text:style-name="T8">re: Para trabajar con expresiones regulares:</text:span></text:p>
              </text:list-item>
            </text:list>
            <text:p text:style-name="P3"><text:span text:style-name="T8">&gt;&gt;&gt; import re</text:span></text:p>
            <text:p text:style-name="P3"><text:span text:style-name="T8">&gt;&gt;&gt; re.findall("^\d+$", "12345")</text:span></text:p>
            <text:p text:style-name="P3"><text:span text:style-name="T8">['12345']</text:span></text:p>
            <text:p text:style-name="P3"><text:span text:style-name="T8"/></text:p>
            <text:list text:continue-numbering="true" text:style-name="L4">
              <text:list-item>
                <text:p text:style-name="P3"><text:span text:style-name="T8"><text:s/></text:span><text:span text:style-name="T8">json: Para convertir respuestas json a objetos Python y viceversa</text:span></text:p>
              </text:list-item>
            </text:list>
            <text:p text:style-name="P3"><text:span text:style-name="T8">&gt;&gt;&gt; import json</text:span></text:p>
            <text:p text:style-name="P3"><text:span text:style-name="T8">&gt;&gt;&gt; json.loads('{"a": 3, "b": 8}')</text:span></text:p>
            <text:p text:style-name="P3"><text:span text:style-name="T8">{u'a': 3, u'b': 8}</text:span></text:p>
            <text:p text:style-name="P3"><text:span text:style-name="T8"/></text:p>
            <text:list text:continue-numbering="true" text:style-name="L4">
              <text:list-item>
                <text:p text:style-name="P3"><text:span text:style-name="T8"><text:s/></text:span><text:span text:style-name="T8">xml: para parsear archivos xml</text:span></text:p>
              </text:list-item>
            </text:list>
            <text:p text:style-name="P3"><text:span text:style-name="T8">&gt;&gt;&gt; from xml.dom.minidom import parseString</text:span></text:p>
            <text:p text:style-name="P3"><text:span text:style-name="T8">&gt;&gt;&gt; dom= parseString("&lt;xml&gt;MyData&lt;/xml&gt;")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4cm" svg:height="2.001cm" svg:x="3cm" svg:y="0.5cm" presentation:class="title">
          <draw:text-box>
            <text:p>Otros módulos</text:p>
          </draw:text-box>
        </draw:frame>
        <draw:frame presentation:style-name="pr7" draw:text-style-name="P8" draw:layer="layout" svg:width="23.5cm" svg:height="17.001cm" svg:x="3.5cm" svg:y="3cm" presentation:class="subtitle" presentation:user-transformed="true">
          <draw:text-box>
            <text:list text:style-name="L4">
              <text:list-item>
                <text:p text:style-name="P3"><text:span text:style-name="T10"><text:s/></text:span><text:span text:style-name="T10">ConfigParser: para leer archivos .ini (usados para configuración)</text:span></text:p>
              </text:list-item>
              <text:list-item>
                <text:p text:style-name="P3"><text:span text:style-name="T10"><text:s/></text:span><text:span text:style-name="T10">argparse, optparse: para parsear los parámetros y argumentos de llamado del programa.</text:span></text:p>
              </text:list-item>
              <text:list-item>
                <text:p text:style-name="P3"><text:span text:style-name="T10"><text:s/></text:span><text:span text:style-name="T10">threading: para manejar hilos de ejecución</text:span></text:p>
              </text:list-item>
              <text:list-item>
                <text:p text:style-name="P3"><text:span text:style-name="T10"><text:s/></text:span><text:span text:style-name="T10">subprocess: para crear subprocesos</text:span></text:p>
              </text:list-item>
              <text:list-item>
                <text:p text:style-name="P3"><text:span text:style-name="T10"><text:s/></text:span><text:span text:style-name="T10">collections: para tipos de datos mas avanzados que las listas o diccionarios</text:span></text:p>
              </text:list-item>
              <text:list-item>
                <text:p text:style-name="P3"><text:span text:style-name="T10"><text:s/></text:span><text:span text:style-name="T10">pdb: para debugear el código</text:span></text:p>
              </text:list-item>
            </text:list>
            <text:p text:style-name="P3"><text:span text:style-name="T10"/></text:p>
            <text:p text:style-name="P17"><text:span text:style-name="T4">Y MUCHOS MAS....</text:span></text:p>
            <text:p text:style-name="P17"><text:span text:style-name="T5">http://docs.python.org/library/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99ccff" draw:end-color="#ffffff" draw:start-intensity="100%" draw:end-intensity="100%" draw:angle="1950" draw:border="0%"/>
    <draw:gradient draw:name="Gradient_20_facu_20_2" draw:display-name="Gradient facu 2" draw:style="linear" draw:start-color="#ffcc99" draw:end-color="#ffffff" draw:start-intensity="100%" draw:end-intensity="100%" draw:angle="1950" draw:border="0%"/>
    <draw:gradient draw:name="Gradient_20_facu_20_3" draw:display-name="Gradient facu 3" draw:style="linear" draw:start-color="#99ccff" draw:end-color="#ffffff" draw:start-intensity="100%" draw:end-intensity="100%" draw:angle="0" draw:border="0%"/>
    <draw:gradient draw:name="Gradient_20_facu_20_4" draw:display-name="Gradient facu 4" draw:style="linear" draw:start-color="#99ccff" draw:end-color="#ffffff" draw:start-intensity="100%" draw:end-intensity="100%" draw:angle="900" draw:border="0%"/>
    <draw:hatch draw:name="Red_20_Crossed_20_45_20_Degrees" draw:display-name="Red Crossed 45 Degrees" draw:style="double" draw:color="#800000" draw:distance="0.076cm" draw:rotation="450"/>
    <draw:fill-image draw:name="Stone" xlink:href="Pictures/100000000000005E0000005E48284FC1.png" xlink:type="simple" xlink:show="embed" xlink:actuate="onLoad"/>
    <draw:opacity draw:name="Transparency_20_1" draw:display-name="Transparency 1" draw:style="linear" draw:start="100%" draw:end="0%" draw:angle="21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Mgr2" style:family="graphic" style:parent-style-name="standard">
      <style:graphic-properties draw:stroke="none" draw:fill="none" draw:fill-color="#ffffff" fo:min-height="1.104cm"/>
    </style:style>
    <style:style style:name="Mpr1" style:family="presentation" style:parent-style-name="Predeterminado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2" style:family="presentation" style:parent-style-name="Predeterminado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3" style:family="presentation" style:parent-style-name="Predeterminado-outline1">
      <style:graphic-properties draw:fill-color="#ffffff" draw:auto-grow-height="false" fo:min-height="13.23cm"/>
    </style:style>
    <style:style style:name="Mpr4" style:family="presentation" style:parent-style-name="Predeterminado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5" style:family="presentation" style:parent-style-name="Predeterminado-backgroundobjects">
      <style:graphic-properties draw:stroke="none" draw:fill="gradient" draw:fill-color="#ffcc99" draw:fill-gradient-name="Gradient_20_facu_20_2" draw:fill-hatch-name="Red_20_Crossed_20_45_20_Degrees" draw:fill-image-name="Stone" draw:opacity-name="" draw:textarea-horizontal-align="center" draw:textarea-vertical-align="middle"/>
    </style:style>
    <style:style style:name="Mpr6" style:family="presentation" style:parent-style-name="Predeterminado-title">
      <style:graphic-properties draw:fill-color="#ffffff" draw:auto-grow-height="false" fo:min-height="3.50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/>
    </style:style>
    <style:style style:name="MP3" style:family="paragraph">
      <style:paragraph-properties fo:margin-left="0cm" fo:margin-right="0cm" fo:text-align="end" fo:text-indent="0cm"/>
      <style:text-properties fo:color="#00cccc" fo:font-size="20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cccc" fo:font-size="20pt"/>
    </style:style>
    <style:style style:name="MT2" style:family="text">
      <style:text-properties fo:font-size="16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edeterminado" style:page-layout-name="PM1" draw:style-name="Mdp1">
      <draw:rect presentation:style-name="Mpr1" draw:text-style-name="MP1" draw:layer="backgroundobjects" svg:width="26cm" svg:height="0.5cm" svg:x="1cm" svg:y="2cm">
        <text:p/>
      </draw:rect>
      <draw:rect presentation:style-name="Mpr2" draw:text-style-name="MP1" draw:layer="backgroundobjects" svg:width="0.5cm" svg:height="19cm" svg:x="2cm" svg:y="1cm">
        <text:p/>
      </draw:rect>
      <draw:frame draw:style-name="Mgr1" draw:text-style-name="MP3" draw:layer="backgroundobjects" svg:width="16.432cm" svg:height="1.174cm" draw:transform="rotate (1.5707963267946) translate (0.86cm 20cm)">
        <draw:text-box>
          <text:p text:style-name="MP2"><text:span text:style-name="MT1">Baterías de Python – Charlas Abiertas 2010</text:span></text:p>
        </draw:text-box>
      </draw:frame>
      <draw:frame presentation:style-name="Mpr3" draw:text-style-name="MP5" draw:layer="backgroundobjects" svg:width="23.5cm" svg:height="17cm" svg:x="3.5cm" svg:y="3cm" presentation:class="outline">
        <draw:text-box>
          <text:list text:style-name="ML2">
            <text:list-item>
              <text:p text:style-name="MP4">Pulse para editar los formatos del texto del esquema</text:p>
              <text:list>
                <text:list-item>
                  <text:p text:style-name="MP4">Segundo nivel del esquema</text:p>
                  <text:list>
                    <text:list-item>
                      <text:p text:style-name="MP4">Tercer nivel del esquema</text:p>
                      <text:list>
                        <text:list-item>
                          <text:p text:style-name="MP4">Cuarto nivel del esquema</text:p>
                          <text:list>
                            <text:list-item>
                              <text:p text:style-name="MP4">Quinto nivel del esquema</text:p>
                              <text:list>
                                <text:list-item>
                                  <text:p text:style-name="MP4">Sexto nivel del esquema</text:p>
                                  <text:list>
                                    <text:list-item>
                                      <text:p text:style-name="MP4">Séptimo nivel del esquema</text:p>
                                      <text:list>
                                        <text:list-item>
                                          <text:p text:style-name="MP4">Octavo nivel del esquema</text:p>
                                          <text:list>
                                            <text:list-item>
                                              <text:p text:style-name="MP4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3.5cm" svg:height="11cm" svg:x="23.5cm" svg:y="9cm">
        <text:p/>
      </draw:rect>
      <draw:rect presentation:style-name="Mpr5" draw:text-style-name="MP1" draw:layer="backgroundobjects" svg:width="2.5cm" svg:height="20cm" draw:transform="rotate (-1.57079632679579) translate (27cm 17.5cm)">
        <text:p/>
      </draw:rect>
      <draw:frame presentation:style-name="Mpr6" draw:text-style-name="MP4" draw:layer="backgroundobjects" svg:width="24cm" svg:height="2cm" svg:x="3cm" svg:y="0.5cm" presentation:class="title">
        <draw:text-box>
          <text:p text:style-name="MP4">Pulse para editar el formato del texto de título</text:p>
        </draw:text-box>
      </draw:frame>
      <draw:frame draw:style-name="Mgr2" draw:text-style-name="MP6" draw:layer="backgroundobjects" svg:width="2.005cm" svg:height="1.104cm" svg:x="24.895cm" svg:y="20.103cm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2.767cm" svg:height="9.575cm" svg:x="4.411cm" svg:y="2.794cm" presentation:class="page"/>
        <draw:frame presentation:style-name="Predeterminado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7"><text:span text:style-name="MT3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3"><presentation:footer/></text:span></text:p>
        </draw:text-box>
      </draw:frame>
      <draw:frame presentation:style-name="Mpr7" draw:text-style-name="MP9" draw:layer="backgroundobjects" svg:width="6.523cm" svg:height="1.448cm" svg:x="20.075cm" svg:y="19.131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.001cm" svg:y="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9" draw:layer="backgroundobjects" svg:width="9.369cm" svg:height="1.396cm" svg:x="12.219cm" svg:y="0.001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9" draw:text-style-name="MP7" draw:layer="backgroundobjects" svg:width="9.369cm" svg:height="1.396cm" svg:x="0.001cm" svg:y="26.542cm" presentation:class="footer">
          <draw:text-box>
            <text:p text:style-name="MP7"><text:span text:style-name="MT3"><presentation:footer/></text:span></text:p>
          </draw:text-box>
        </draw:frame>
        <draw:frame presentation:style-name="Mpr9" draw:text-style-name="MP9" draw:layer="backgroundobjects" svg:width="9.369cm" svg:height="1.396cm" svg:x="12.219cm" svg:y="26.542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7"><text:span text:style-name="MT3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3"><presentation:footer/></text:span></text:p>
        </draw:text-box>
      </draw:frame>
      <draw:frame presentation:style-name="Mpr7" draw:text-style-name="MP9" draw:layer="backgroundobjects" svg:width="6.523cm" svg:height="1.448cm" svg:x="20.075cm" svg:y="19.131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.001cm" svg:y="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9" draw:layer="backgroundobjects" svg:width="9.369cm" svg:height="1.396cm" svg:x="12.219cm" svg:y="0.001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9" draw:text-style-name="MP7" draw:layer="backgroundobjects" svg:width="9.369cm" svg:height="1.396cm" svg:x="0.001cm" svg:y="26.542cm" presentation:class="footer">
          <draw:text-box>
            <text:p text:style-name="MP7"><text:span text:style-name="MT3"><presentation:footer/></text:span></text:p>
          </draw:text-box>
        </draw:frame>
        <draw:frame presentation:style-name="Mpr9" draw:text-style-name="MP9" draw:layer="backgroundobjects" svg:width="9.369cm" svg:height="1.396cm" svg:x="12.219cm" svg:y="26.542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5-03-06T16:13:33</meta:creation-date>
    <dc:date>2010-08-02T23:56:50</dc:date>
    <meta:print-date>2006-05-30T19:54:31</meta:print-date>
    <meta:editing-cycles>414</meta:editing-cycles>
    <meta:editing-duration>PT148H40M23S</meta:editing-duration>
    <dc:creator>Tomas Zulberti</dc:creator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